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3.582cm"/>
    </style:style>
    <style:style style:name="pr2" style:family="presentation" style:parent-style-name="Predeterminado-notes">
      <style:graphic-properties draw:fill-color="#ffffff" fo:min-height="12.572cm"/>
    </style:style>
    <style:style style:name="pr3" style:family="presentation" style:parent-style-name="Predeterminado-title">
      <style:graphic-properties fo:min-height="15.75cm"/>
    </style:style>
    <style:style style:name="P1" style:family="paragraph">
      <style:text-properties style:font-name="Arial Black" fo:font-size="72pt" style:font-size-asian="72pt" style:font-size-complex="72pt"/>
    </style:style>
    <style:style style:name="P2" style:family="paragraph">
      <loext:graphic-properties draw:fill-color="#ffffff"/>
    </style:style>
    <style:style style:name="P3" style:family="paragraph">
      <style:text-properties style:font-name="Calibri" fo:font-size="60pt" style:font-size-asian="60pt" style:font-size-complex="60pt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style:font-name="Arial Black" fo:font-size="72pt" style:font-size-asian="72pt" style:font-size-complex="72pt"/>
    </style:style>
    <style:style style:name="T2" style:family="text">
      <style:text-properties style:font-name="Calibri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8cm" svg:height="3.582cm" svg:x="0cm" svg:y="5.095cm" presentation:class="title" presentation:user-transformed="true">
          <draw:text-box>
            <text:p><text:span text:style-name="T1">Como en el Ciel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><text:span text:style-name="T2">//La atmósfera cambiando está</text:span><text:span text:style-name="T2"><text:line-break/></text:span><text:span text:style-name="T2">Tu espíritu está aquí</text:span><text:span text:style-name="T2"><text:line-break/></text:span><text:span text:style-name="T2">Es evidente tu mover</text:span><text:span text:style-name="T2"><text:line-break/></text:span><text:span text:style-name="T2">Tu espíritu está aquí//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><text:span text:style-name="T2">Llena este lugar</text:span><text:span text:style-name="T2"><text:line-break/></text:span><text:span text:style-name="T2">Derramando tu amor</text:span><text:span text:style-name="T2"><text:line-break/></text:span><text:span text:style-name="T2">Tu amor me envuelv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><text:span text:style-name="T2">He venido por ti</text:span><text:span text:style-name="T2"><text:line-break/></text:span><text:span text:style-name="T2">A tus brazos de amor</text:span><text:span text:style-name="T2"><text:line-break/></text:span><text:span text:style-name="T2">Tu amor me envuelv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><text:span text:style-name="T2">La atmósfera cambiando está</text:span><text:span text:style-name="T2"><text:line-break/></text:span><text:span text:style-name="T2">Tu espíritu está aquí</text:span><text:span text:style-name="T2"><text:line-break/></text:span><text:span text:style-name="T2">Es evidente tu mover</text:span><text:span text:style-name="T2"><text:line-break/></text:span><text:span text:style-name="T2">Tu espíritu está aquí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><text:span text:style-name="T2">Llena este lugar</text:span><text:span text:style-name="T2"><text:line-break/></text:span><text:span text:style-name="T2">Derramando tu amor</text:span><text:span text:style-name="T2"><text:line-break/></text:span><text:span text:style-name="T2">Tu amor me envuelv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><text:span text:style-name="T2">He venido por ti</text:span><text:span text:style-name="T2"><text:line-break/></text:span><text:span text:style-name="T2">A tus brazos de amor</text:span><text:span text:style-name="T2"><text:line-break/></text:span><text:span text:style-name="T2">Tu amor me envuelv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><text:span text:style-name="T2">Llena este lugar</text:span><text:span text:style-name="T2"><text:line-break/></text:span><text:span text:style-name="T2">Derramando tu amor</text:span><text:span text:style-name="T2"><text:line-break/></text:span><text:span text:style-name="T2">Tu amor me envuelv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><text:span text:style-name="T2">He venido por ti</text:span><text:span text:style-name="T2"><text:line-break/></text:span><text:span text:style-name="T2">A tus brazos de amor</text:span><text:span text:style-name="T2"><text:line-break/></text:span><text:span text:style-name="T2">Tu amor me envuelv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><text:span text:style-name="T2">////Que tu poder, descienda hoy</text:span><text:span text:style-name="T2"><text:line-break/></text:span><text:span text:style-name="T2">Venga tu reino</text:span><text:span text:style-name="T2"><text:line-break/></text:span><text:span text:style-name="T2">Que se haga aquí, tu voluntad</text:span><text:span text:style-name="T2"><text:line-break/></text:span><text:span text:style-name="T2">Como en el cielo////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><text:span text:style-name="T2">//Milagros pueden suceder</text:span><text:span text:style-name="T2"><text:line-break/></text:span><text:span text:style-name="T2">Tu espíritu está aquí</text:span><text:span text:style-name="T2"><text:line-break/></text:span><text:span text:style-name="T2">Es evidente tu mover</text:span><text:span text:style-name="T2"><text:line-break/></text:span><text:span text:style-name="T2">Tu espíritu está aquí//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1-14T21:30:33.963000000</meta:creation-date>
    <dc:date>2023-02-26T11:50:15.533000000</dc:date>
    <meta:editing-duration>PT1H7M50S</meta:editing-duration>
    <meta:editing-cycles>2</meta:editing-cycles>
    <meta:generator>Real_Office/6.2.3.2$Windows_x86 LibreOffice_project/b40a93cffb3080b9876e40c60e03703e9bd35612</meta:generator>
    <meta:document-statistic meta:object-count="54"/>
  </office:meta>
</office:document-meta>
</file>